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965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2.034cm"/>
    </style:style>
    <style:style style:name="co10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Normal_5f_COL94-95">
      <style:table-cell-properties fo:border-bottom="0.035cm solid #000000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" style:family="table-cell" style:parent-style-name="Normal_5f_COL94-95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Normal_5f_COL94-95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" style:family="table-cell" style:parent-style-name="Normal_5f_COL94-95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Normal_5f_COL94-95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Normal_5f_COL94-95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Normal_5f_COL94-95">
      <style:table-cell-properties fo:border-bottom="0.035cm solid #000000" style:diagonal-bl-tr="none" style:diagonal-tl-br="none" fo:border-left="none" fo:border-right="none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Normal_5f_COL94-95">
      <style:table-cell-properties fo:border-bottom="0.035cm solid #000000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Normal_5f_COL94-95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Normal_5f_COL94-95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Normal_5f_COL94-95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Normal_5f_COL94-95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Normal_5f_COL94-95">
      <style:table-cell-properties fo:border-bottom="0.035cm solid #000000" style:diagonal-bl-tr="none" style:diagonal-tl-br="none" style:text-align-source="fix" style:repeat-content="false" fo:border-left="none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Normal_5f_COL94-95">
      <style:table-cell-properties fo:border-bottom="0.035cm solid #000000" style:diagonal-bl-tr="none" style:diagonal-tl-br="none" style:text-align-source="fix" style:repeat-content="false" fo:border-left="none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Normal_5f_COL94-95" style:data-style-name="N13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Normal_5f_COL94-95" style:data-style-name="N61">
      <style:table-cell-properties fo:border-bottom="0.035cm solid #000000" style:diagonal-bl-tr="none" style:diagonal-tl-br="none" style:text-align-source="fix" style:repeat-content="false" fo:border-left="none" fo:border-right="0.035cm solid #000000" fo:border-top="none"/>
      <style:paragraph-properties fo:text-align="center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T1" style:family="text">
      <style:text-properties style:text-position="sub 58%" fo:font-size="9pt" style:font-size-asian="9pt" style:font-size-complex="9pt"/>
    </style:style>
    <style:style style:name="T2" style:family="text">
      <style:text-properties style:use-window-font-color="true" style:text-outline="false" style:text-line-through-style="none" style:text-position="0% 100%" style:font-name="Symbo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-33% 58%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1" table:default-cell-style-name="ce11"/>
        <table:table-column table:style-name="co2" table:default-cell-style-name="ce13"/>
        <table:table-column table:style-name="co3" table:default-cell-style-name="ce13"/>
        <table:table-column table:style-name="co2" table:default-cell-style-name="ce11"/>
        <table:table-column table:style-name="co3" table:default-cell-style-name="ce15"/>
        <table:table-column table:style-name="co4" table:default-cell-style-name="ce16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" table:number-columns-repeated="1011" table:default-cell-style-name="ce19"/>
        <table:table-row table:style-name="ro1">
          <table:table-cell table:style-name="ce1" office:value-type="string">
            <text:p>Nombre de composants (essai de durée de vie)</text:p>
          </table:table-cell>
          <table:table-cell table:style-name="ce7" table:number-columns-repeated="5"/>
          <table:table-cell table:style-name="ce2" office:value-type="float" office:value="100">
            <text:p>100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17" table:number-columns-repeated="6"/>
          <table:table-cell table:style-name="Default" table:number-columns-repeated="1011"/>
        </table:table-row>
        <table:table-row table:style-name="ro2">
          <table:table-cell table:style-name="ce3" office:value-type="string">
            <text:p>t</text:p>
          </table:table-cell>
          <table:table-cell table:style-name="ce9" office:value-type="string">
            <text:p>tc</text:p>
          </table:table-cell>
          <table:table-cell table:style-name="ce9" office:value-type="string">
            <text:p>dt</text:p>
          </table:table-cell>
          <table:table-cell table:style-name="ce9" office:value-type="string">
            <text:p>dN(tc)</text:p>
          </table:table-cell>
          <table:table-cell table:style-name="ce9" office:value-type="string">
            <text:p>N(t)</text:p>
          </table:table-cell>
          <table:table-cell table:style-name="ce9" office:value-type="string">
            <text:p>R<text:span text:style-name="T1">obs</text:span>(t)</text:p>
          </table:table-cell>
          <table:table-cell table:style-name="ce9" office:value-type="string">
            <text:p><text:span text:style-name="T2"><text:s text:c="2"/></text:span><text:span text:style-name="T2">l</text:span><text:span text:style-name="T3">obs</text:span><text:span text:style-name="T4">(tc)</text:span></text:p>
          </table:table-cell>
          <table:table-cell table:style-name="ce17" table:number-columns-repeated="6"/>
          <table:table-cell table:style-name="Default" table:number-columns-repeated="1011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10" table:number-columns-repeated="4"/>
          <table:table-cell table:number-columns-repeated="2"/>
          <table:table-cell table:style-name="ce17" table:number-columns-repeated="6"/>
          <table:table-cell table:style-name="Default" table:number-columns-repeated="1011"/>
        </table:table-row>
        <table:table-row table:style-name="ro3">
          <table:table-cell table:style-name="ce4"/>
          <table:table-cell table:style-name="ce10" office:value-type="float" office:value="800">
            <text:p>800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/>
          <table:table-cell table:number-columns-repeated="2"/>
          <table:table-cell table:style-name="ce17" table:number-columns-repeated="6"/>
          <table:table-cell table:style-name="Default" table:number-columns-repeated="1011"/>
        </table:table-row>
        <table:table-row table:style-name="ro4">
          <table:table-cell table:style-name="ce4" office:value-type="float" office:value="1600">
            <text:p>1600</text:p>
          </table:table-cell>
          <table:table-cell table:style-name="ce10" table:number-columns-repeated="4"/>
          <table:table-cell table:number-columns-repeated="1019"/>
        </table:table-row>
        <table:table-row table:style-name="ro4">
          <table:table-cell office:value-type="string">
            <text:p><text:s/></text:p>
          </table:table-cell>
          <table:table-cell office:value-type="float" office:value="1800">
            <text:p>1800</text:p>
          </table:table-cell>
          <table:table-cell/>
          <table:table-cell office:value-type="float" office:value="2">
            <text:p>2</text:p>
          </table:table-cell>
          <table:table-cell table:style-name="ce14"/>
          <table:table-cell table:number-columns-repeated="1019"/>
        </table:table-row>
        <table:table-row table:style-name="ro4">
          <table:table-cell office:value-type="float" office:value="2000">
            <text:p>2000</text:p>
          </table:table-cell>
          <table:table-cell table:number-columns-repeated="1023"/>
        </table:table-row>
        <table:table-row table:style-name="ro4">
          <table:table-cell office:value-type="string">
            <text:p><text:s/></text:p>
          </table:table-cell>
          <table:table-cell office:value-type="float" office:value="2200">
            <text:p>2200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 office:value-type="float" office:value="2400">
            <text:p>2400</text:p>
          </table:table-cell>
          <table:table-cell table:number-columns-repeated="1023"/>
        </table:table-row>
        <table:table-row table:style-name="ro4">
          <table:table-cell office:value-type="string">
            <text:p><text:s/></text:p>
          </table:table-cell>
          <table:table-cell office:value-type="float" office:value="2500">
            <text:p>2500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 office:value-type="float" office:value="2600">
            <text:p>2600</text:p>
          </table:table-cell>
          <table:table-cell table:number-columns-repeated="1023"/>
        </table:table-row>
        <table:table-row table:style-name="ro4">
          <table:table-cell office:value-type="string">
            <text:p><text:s/></text:p>
          </table:table-cell>
          <table:table-cell office:value-type="float" office:value="2700">
            <text:p>2700</text:p>
          </table:table-cell>
          <table:table-cell/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 office:value-type="float" office:value="2800">
            <text:p>2800</text:p>
          </table:table-cell>
          <table:table-cell table:number-columns-repeated="1023"/>
        </table:table-row>
        <table:table-row table:style-name="ro4">
          <table:table-cell office:value-type="string">
            <text:p><text:s/></text:p>
          </table:table-cell>
          <table:table-cell office:value-type="float" office:value="2900">
            <text:p>2900</text:p>
          </table:table-cell>
          <table:table-cell/>
          <table:table-cell office:value-type="float" office:value="25">
            <text:p>25</text:p>
          </table:table-cell>
          <table:table-cell table:number-columns-repeated="1020"/>
        </table:table-row>
        <table:table-row table:style-name="ro4">
          <table:table-cell office:value-type="float" office:value="3000">
            <text:p>3000</text:p>
          </table:table-cell>
          <table:table-cell table:number-columns-repeated="1023"/>
        </table:table-row>
        <table:table-row table:style-name="ro4">
          <table:table-cell office:value-type="string">
            <text:p><text:s/></text:p>
          </table:table-cell>
          <table:table-cell office:value-type="float" office:value="3100">
            <text:p>3100</text:p>
          </table:table-cell>
          <table:table-cell/>
          <table:table-cell office:value-type="float" office:value="28">
            <text:p>28</text:p>
          </table:table-cell>
          <table:table-cell table:number-columns-repeated="1020"/>
        </table:table-row>
        <table:table-row table:style-name="ro4">
          <table:table-cell office:value-type="float" office:value="3200">
            <text:p>3200</text:p>
          </table:table-cell>
          <table:table-cell table:number-columns-repeated="1023"/>
        </table:table-row>
        <table:table-row table:style-name="ro4">
          <table:table-cell office:value-type="string">
            <text:p><text:s/></text:p>
          </table:table-cell>
          <table:table-cell office:value-type="float" office:value="3300">
            <text:p>3300</text:p>
          </table:table-cell>
          <table:table-cell/>
          <table:table-cell office:value-type="float" office:value="12">
            <text:p>12</text:p>
          </table:table-cell>
          <table:table-cell table:number-columns-repeated="1020"/>
        </table:table-row>
        <table:table-row table:style-name="ro4">
          <table:table-cell office:value-type="float" office:value="3400">
            <text:p>3400</text:p>
          </table:table-cell>
          <table:table-cell table:number-columns-repeated="1023"/>
        </table:table-row>
        <table:table-row table:style-name="ro4">
          <table:table-cell office:value-type="string">
            <text:p><text:s/></text:p>
          </table:table-cell>
          <table:table-cell office:value-type="float" office:value="3500">
            <text:p>3500</text:p>
          </table:table-cell>
          <table:table-cell/>
          <table:table-cell office:value-type="float" office:value="5">
            <text:p>5</text:p>
          </table:table-cell>
          <table:table-cell table:number-columns-repeated="1020"/>
        </table:table-row>
        <table:table-row table:style-name="ro4">
          <table:table-cell office:value-type="float" office:value="3600">
            <text:p>3600</text:p>
          </table:table-cell>
          <table:table-cell table:number-columns-repeated="1023"/>
        </table:table-row>
        <table:table-row table:style-name="ro4">
          <table:table-cell office:value-type="string">
            <text:p><text:s/></text:p>
          </table:table-cell>
          <table:table-cell office:value-type="float" office:value="3700">
            <text:p>3700</text:p>
          </table:table-cell>
          <table:table-cell/>
          <table:table-cell office:value-type="float" office:value="5">
            <text:p>5</text:p>
          </table:table-cell>
          <table:table-cell table:number-columns-repeated="1020"/>
        </table:table-row>
        <table:table-row table:style-name="ro4">
          <table:table-cell office:value-type="float" office:value="3800">
            <text:p>3800</text:p>
          </table:table-cell>
          <table:table-cell table:number-columns-repeated="1023"/>
        </table:table-row>
        <table:table-row table:style-name="ro4">
          <table:table-cell office:value-type="string">
            <text:p><text:s/></text:p>
          </table:table-cell>
          <table:table-cell office:value-type="float" office:value="4000">
            <text:p>4000</text:p>
          </table:table-cell>
          <table:table-cell/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6" office:value-type="float" office:value="4200">
            <text:p>4200</text:p>
          </table:table-cell>
          <table:table-cell table:style-name="ce12"/>
          <table:table-cell/>
          <table:table-cell table:style-name="ce14"/>
          <table:table-cell table:number-columns-repeated="1020"/>
        </table:table-row>
      </table:table>
      <table:named-expressions>
        <table:named-expression table:name="a_10" table:base-cell-address="$Feuille1.$A$1" table:expression=""/>
        <table:named-expression table:name="a_12" table:base-cell-address="$Feuille1.$A$1" table:expression=""/>
        <table:named-expression table:name="a_13" table:base-cell-address="$Feuille1.$A$1" table:expression=""/>
        <table:named-expression table:name="b_10" table:base-cell-address="$Feuille1.$A$1" table:expression=""/>
        <table:named-expression table:name="b_12" table:base-cell-address="$Feuille1.$A$1" table:expression=""/>
        <table:named-expression table:name="b_13" table:base-cell-address="$Feuille1.$A$1" table:expression=""/>
        <table:named-expression table:name="beta_10" table:base-cell-address="$Feuille1.$A$1" table:expression=""/>
        <table:named-expression table:name="beta_12" table:base-cell-address="$Feuille1.$A$1" table:expression=""/>
        <table:named-expression table:name="beta_13" table:base-cell-address="$Feuille1.$A$1" table:expression=""/>
        <table:named-range table:name="Beta_3" table:base-cell-address="$Feuille1.$A$1" table:cell-range-address="$Feuille1.$H$70"/>
        <table:named-expression table:name="Combi_1" table:base-cell-address="$Feuille1.$A$1" table:expression=""/>
        <table:named-range table:name="COVxy" table:base-cell-address="$Feuille1.$A$1" table:cell-range-address="$Feuille1.$H$38"/>
        <table:named-expression table:name="COVxy_10" table:base-cell-address="$Feuille1.$A$1" table:expression=""/>
        <table:named-expression table:name="COVxy_12" table:base-cell-address="$Feuille1.$A$1" table:expression=""/>
        <table:named-expression table:name="COVxy_13" table:base-cell-address="$Feuille1.$A$1" table:expression=""/>
        <table:named-expression table:name="COVxy_3" table:base-cell-address="$Feuille1.$A$1" table:expression=""/>
        <table:named-range table:name="CumNTi_3" table:base-cell-address="$Feuille1.$A$1" table:cell-range-address="$Feuille1.$E$39:.$E$59"/>
        <table:named-expression table:name="Delta_ti" table:base-cell-address="$Feuille1.$A$1" table:expression="$#REF !.$C$8:$C$26"/>
        <table:named-range table:name="DNTic_3" table:base-cell-address="$Feuille1.$A$1" table:cell-range-address="$Feuille1.$D$39:.$D$59"/>
        <table:named-range table:name="DTi_3" table:base-cell-address="$Feuille1.$A$1" table:cell-range-address="$Feuille1.$C$39:.$C$59"/>
        <table:named-range table:name="Eta_3" table:base-cell-address="$Feuille1.$A$1" table:cell-range-address="$Feuille1.$H$71"/>
        <table:named-range table:name="Gama_3" table:base-cell-address="$Feuille1.$A$1" table:cell-range-address="$Feuille1.$H$69"/>
        <table:named-expression table:name="i_5" table:base-cell-address="$Feuille1.$A$1" table:expression="$#REF !.$A$8:$A$26"/>
        <table:named-expression table:name="MTBF_3" table:base-cell-address="$Feuille1.$A$1" table:expression=""/>
        <table:named-range table:name="Mx" table:base-cell-address="$Feuille1.$A$1" table:cell-range-address="$Feuille1.$H$35"/>
        <table:named-expression table:name="N_5" table:base-cell-address="$Feuille1.$A$1" table:expression="$#REF !.$D$5"/>
        <table:named-expression table:name="Ncomp_3" table:base-cell-address="$Feuille1.$A$1" table:expression="$feuille1.$#ref !#ref ![.#REF !$34]"/>
        <table:named-expression table:name="Ncomp_9" table:base-cell-address="$Feuille1.$A$1" table:expression="$feuille1.$#ref !#ref ![.#REF !$2]"/>
        <table:named-expression table:name="NSuc_1" table:base-cell-address="$Feuille1.$A$1" table:expression=""/>
        <table:named-expression table:name="NTent_1" table:base-cell-address="$Feuille1.$A$1" table:expression="45"/>
        <table:named-expression table:name="Sx" table:base-cell-address="$Feuille1.$A$1" table:expression=""/>
        <table:named-expression table:name="Sx_10" table:base-cell-address="$Feuille1.$A$1" table:expression=""/>
        <table:named-expression table:name="Sx_12" table:base-cell-address="$Feuille1.$A$1" table:expression=""/>
        <table:named-expression table:name="Sx_13" table:base-cell-address="$Feuille1.$A$1" table:expression=""/>
        <table:named-expression table:name="Sx_3" table:base-cell-address="$Feuille1.$A$1" table:expression=""/>
        <table:named-expression table:name="Sy" table:base-cell-address="$Feuille1.$A$1" table:expression=""/>
        <table:named-expression table:name="Sy_10" table:base-cell-address="$Feuille1.$A$1" table:expression=""/>
        <table:named-expression table:name="Sy_12" table:base-cell-address="$Feuille1.$A$1" table:expression=""/>
        <table:named-expression table:name="Sy_13" table:base-cell-address="$Feuille1.$A$1" table:expression=""/>
        <table:named-expression table:name="Sy_3" table:base-cell-address="$Feuille1.$A$1" table:expression=""/>
        <table:named-expression table:name="Taux_1" table:base-cell-address="$Feuille1.$A$1" table:expression="0.1"/>
        <table:named-range table:name="TpsTic_3" table:base-cell-address="$Feuille1.$A$1" table:cell-range-address="$Feuille1.$B$39:.$B$59"/>
        <table:named-expression table:name="Treduit_1" table:base-cell-address="$Feuille1.$A$1" table:expression="9.66666666666667"/>
        <table:named-expression table:name="za" table:base-cell-address="$Feuille1.$A$1" table:expression=""/>
        <table:named-expression table:name="zb" table:base-cell-address="$Feuille1.$A$1" table:expression=""/>
        <table:named-expression table:name="zbeta" table:base-cell-address="$Feuille1.$A$1" table:expression=""/>
        <table:named-expression table:name="zCOVxy" table:base-cell-address="$Feuille1.$A$1" table:expression=""/>
        <table:named-expression table:name="zSx" table:base-cell-address="$Feuille1.$A$1" table:expression=""/>
        <table:named-expression table:name="zSy" table:base-cell-address="$Feuille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percentage-style style:name="N134">
      <number:number number:decimal-places="1" number:min-integer-digits="1"/>
      <number:text>%</number:text>
    </number:percentage-style>
    <number:number-style style:name="N136P0" style:volatile="true">
      <number:text>Vrai</number:text>
    </number:number-style>
    <number:number-style style:name="N136P1" style:volatile="true">
      <number:text>Vrai</number:text>
    </number:number-style>
    <number:number-style style:name="N136">
      <number:text>Faux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96-I1" style:display-name="Normal_CO96-I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COL94-95" style:display-name="Normal_COL94-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.101cm" fo:margin-bottom="1.101cm" fo:margin-left="1.101cm" fo:margin-right="1.101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/10/2011</text:date>, <text:time>15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7_5f_opo_5f_7" style:display-name="PageStyle_7_opo_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8T15:26:02.74</dc:date>
    <meta:editing-duration>PT14H29M12S</meta:editing-duration>
    <meta:editing-cycles>5</meta:editing-cycles>
    <meta:generator>OpenOffice.org/3.3$Win32 OpenOffice.org_project/330m20$Build-9567</meta:generator>
    <meta:document-statistic meta:table-count="1" meta:cell-count="60" meta:object-count="0"/>
  </office:meta>
</office:document-meta>
</file>